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inux Libertine" svg:font-family="'Linux Libertine', Georgia, Times, serif"/>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4pt" style:font-size-asian="14pt" style:font-size-complex="14pt"/>
    </style:style>
    <style:style style:name="P2" style:family="paragraph" style:parent-style-name="Standard">
      <style:paragraph-properties fo:text-align="start" style:justify-single-word="false"/>
      <style:text-properties style:font-name="Arial" fo:font-size="14pt" style:font-size-asian="14pt" style:font-size-complex="14pt"/>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text-properties fo:font-variant="normal" fo:text-transform="none" fo:color="#000000" style:font-name="Arial" fo:font-size="14pt" fo:letter-spacing="normal" fo:language="fr" fo:country="FR" fo:font-style="normal" fo:font-weight="normal" style:font-size-asian="14pt" style:font-size-complex="14pt"/>
    </style:style>
    <style:style style:name="P5" style:family="paragraph" style:parent-style-name="Standard">
      <style:paragraph-properties fo:text-align="center" style:justify-single-word="false"/>
      <style:text-properties fo:font-variant="normal" fo:text-transform="none" fo:color="#000000" style:font-name="Arial" fo:font-size="14pt" fo:letter-spacing="normal" fo:language="fr" fo:country="FR" fo:font-style="normal" fo:font-weight="normal" style:font-size-asian="14pt" style:font-size-complex="14pt"/>
    </style:style>
    <style:style style:name="P6" style:family="paragraph" style:parent-style-name="Standard">
      <style:paragraph-properties fo:text-align="start" style:justify-single-word="false"/>
      <style:text-properties fo:font-variant="normal" fo:text-transform="none" fo:color="#000000" style:font-name="Linux Libertine" fo:font-size="14pt" fo:letter-spacing="normal" fo:language="fr" fo:country="FR" fo:font-style="normal" fo:font-weight="normal" style:font-size-asian="14pt" style:font-size-complex="14pt"/>
    </style:style>
    <style:style style:name="P7" style:family="paragraph" style:parent-style-name="Standard" style:list-style-name="L1">
      <style:paragraph-properties fo:text-align="start" style:justify-single-word="false"/>
      <style:text-properties fo:font-variant="normal" fo:text-transform="none" fo:color="#000000" style:font-name="Arial" fo:font-size="14pt" fo:letter-spacing="normal" fo:language="fr" fo:country="FR" fo:font-style="normal" fo:font-weight="normal" style:font-size-asian="14pt" style:font-size-complex="14pt"/>
    </style:style>
    <style:style style:name="P8" style:family="paragraph" style:parent-style-name="Standard" style:list-style-name="L2">
      <style:paragraph-properties fo:text-align="start" style:justify-single-word="false"/>
      <style:text-properties fo:font-variant="normal" fo:text-transform="none" fo:color="#000000" style:font-name="Arial" fo:font-size="14pt" fo:letter-spacing="normal" fo:language="fr" fo:country="FR" fo:font-style="normal" fo:font-weight="normal" style:font-size-asian="14pt" style:font-size-complex="14pt"/>
    </style:style>
    <style:style style:name="P9" style:family="paragraph" style:parent-style-name="Standard" style:list-style-name="L3">
      <style:paragraph-properties fo:text-align="start" style:justify-single-word="false"/>
      <style:text-properties fo:font-variant="normal" fo:text-transform="none" fo:color="#000000" style:font-name="Arial" fo:font-size="14pt" fo:letter-spacing="normal" fo:language="fr" fo:country="FR" fo:font-style="normal" fo:font-weight="normal" style:font-size-asian="14pt" style:font-size-complex="14pt"/>
    </style:style>
    <style:style style:name="P10" style:family="paragraph" style:parent-style-name="Standard" style:list-style-name="L4">
      <style:paragraph-properties fo:text-align="start" style:justify-single-word="false"/>
      <style:text-properties fo:font-variant="normal" fo:text-transform="none" fo:color="#000000" style:font-name="Arial" fo:font-size="14pt" fo:letter-spacing="normal" fo:language="fr" fo:country="FR" fo:font-style="normal" fo:font-weight="normal" style:font-size-asian="14pt" style:font-size-complex="14pt"/>
    </style:style>
    <style:style style:name="P11" style:family="paragraph" style:parent-style-name="Standard" style:list-style-name="L5">
      <style:paragraph-properties fo:text-align="start" style:justify-single-word="false"/>
      <style:text-properties fo:font-variant="normal" fo:text-transform="none" fo:color="#000000" style:font-name="Arial" fo:font-size="14pt" fo:letter-spacing="normal" fo:language="fr" fo:country="FR" fo:font-style="normal" fo:font-weight="normal" style:font-size-asian="14pt" style:font-size-complex="14pt"/>
    </style:style>
    <style:style style:name="P12" style:family="paragraph" style:parent-style-name="Standard" style:list-style-name="L6">
      <style:paragraph-properties fo:text-align="start" style:justify-single-word="false"/>
      <style:text-properties fo:font-variant="normal" fo:text-transform="none" fo:color="#000000" style:font-name="Arial" fo:font-size="14pt" fo:letter-spacing="normal" fo:language="fr" fo:country="FR" fo:font-style="normal" fo:font-weight="normal" style:font-size-asian="14pt" style:font-size-complex="14pt"/>
    </style:style>
    <style:style style:name="P13" style:family="paragraph" style:parent-style-name="Standard" style:list-style-name="L7">
      <style:paragraph-properties fo:text-align="start" style:justify-single-word="false"/>
      <style:text-properties fo:font-variant="normal" fo:text-transform="none" fo:color="#000000" style:font-name="Arial" fo:font-size="14pt" fo:letter-spacing="normal" fo:language="fr" fo:country="FR" fo:font-style="normal" fo:font-weight="normal" style:font-size-asian="14pt" style:font-size-complex="14pt"/>
    </style:style>
    <style:style style:name="P14" style:family="paragraph" style:parent-style-name="Standard" style:list-style-name="L8">
      <style:paragraph-properties fo:text-align="start" style:justify-single-word="false"/>
      <style:text-properties fo:font-variant="normal" fo:text-transform="none" fo:color="#000000" style:font-name="Arial" fo:font-size="14pt" fo:letter-spacing="normal" fo:language="fr" fo:country="FR" fo:font-style="normal" fo:font-weight="normal" style:font-size-asian="14pt" style:font-size-complex="14pt"/>
    </style:style>
    <style:style style:name="P15" style:family="paragraph" style:parent-style-name="Standard">
      <style:paragraph-properties fo:text-align="start" style:justify-single-word="false"/>
      <style:text-properties style:font-name="Arial" fo:font-size="14pt" style:font-size-asian="14pt" style:font-size-complex="14pt"/>
    </style:style>
    <style:style style:name="P16" style:family="paragraph" style:parent-style-name="Standard">
      <style:paragraph-properties fo:text-align="center" style:justify-single-word="false"/>
      <style:text-properties style:font-name="Arial" fo:font-size="14pt" style:font-size-asian="14pt" style:font-size-complex="14pt"/>
    </style:style>
    <style:style style:name="T1" style:family="text">
      <style:text-properties style:font-name="Arial" fo:font-size="14pt" style:font-size-asian="14pt" style:font-size-complex="14pt"/>
    </style:style>
    <style:style style:name="T2" style:family="text">
      <style:text-properties fo:font-variant="normal" fo:text-transform="none" fo:color="#000000" style:font-name="Arial" fo:font-size="14pt" fo:letter-spacing="normal" fo:language="fr" fo:country="FR" fo:font-style="normal" fo:font-weight="normal" style:font-size-asian="14pt" style:font-size-complex="14pt"/>
    </style:style>
    <style:style style:name="T3" style:family="text">
      <style:text-properties fo:font-variant="normal" fo:text-transform="none" fo:color="#0000cc" style:font-name="Arial" fo:font-size="14pt" fo:letter-spacing="normal" fo:language="fr" fo:country="FR" fo:font-style="italic" fo:font-weight="normal" style:font-size-asian="14pt" style:font-style-asian="italic" style:font-size-complex="14pt" style:font-style-complex="italic"/>
    </style:style>
    <style:style style:name="T4" style:family="text">
      <style:text-properties fo:color="#ff0000" fo:font-style="italic" style:font-style-asian="italic" style:font-style-complex="italic"/>
    </style:style>
    <style:style style:name="T5" style:family="text">
      <style:text-properties fo:color="#000000"/>
    </style:style>
    <style:style style:name="T6" style:family="text">
      <style:text-properties fo:color="#000000" fo:font-style="normal" style:font-style-asian="normal" style:font-style-complex="normal"/>
    </style:style>
    <style:style style:name="T7" style:family="text">
      <style:text-properties fo:color="#0000f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1"/>
      <text:p text:style-name="P1"/>
      <text:p text:style-name="P1"/>
      <text:p text:style-name="P1">Garantie (uni)</text:p>
      <text:p text:style-name="P1"/>
      <text:p text:style-name="P2">ASSISTANCE TECHNIQUE<text:line-break/><text:line-break/>Si vous rencontrez des problèmes techniques, rendez-vous sur <text:line-break/>https://accer.ddns.net/?p=support pour obtenir les dernières informations de <text:line-break/>contact et des réponses aux questions les plus fréquentes. L'assistance est<text:line-break/>disponible sur Internet.<text:line-break/><text:line-break/>GARANTIE LOGICIEL LIMITÉE ET ACCORD DE LICENCE<text:line-break/><text:line-break/>Cette garantie logiciel limitée et cet accord de licence peuvent être mis à<text:line-break/>jour régulièrement. La dernière version en date sera postée sur le site <text:line-break/>https://accer.ddns.net/?p=download. Vous devez toutefois retélécharger le <text:line-break/>jeu à chaque nouvelle version du jeu. Votre utilisation du Logiciel après la<text:line-break/>publication d'un Accord révisé constitue votre acceptation de ses termes. <text:line-break/><text:line-break/>LE "LOGICIEL" INCLUT TOUS LES LOGICIELS INCLUS DANS LE PRÉSENT ACCORD, LES <text:line-break/>MANUEL(S) D'ACCOMPAGNEMENT? L'EMBALLAGE ET D'AUTRES SUPPORTS ÉCRITS, DOSSIERS,<text:line-break/>SUPPORTS OU DOCUMENTATION ÉLECTRONIQUES OU EN LIGNE, ET TOUTES LES COPIES<text:line-break/>DESDITS LOGICIELS ET DE LEURS SUPPORTS.<text:line-break/><text:line-break/>CONTENU CRÉE PAR L'UTILISATEUR : <text:line-break/><text:line-break/>Le Logiciel peut autoriser l'utilisateur à créer du contenu, cela peut inclure<text:line-break/>des cartes, des captures d'écran, un objet ou des vidéos des séquences de jeu.<text:line-break/>En échange de l'utilisation du Logiciel, et à condition que vos contributions<text:line-break/>lors de l'utilisation du Logiciel soient en accord avec les droits en vigueur, <text:line-break/>vous cédez par la présente au Donneur de licence un droit international<text:line-break/>exclusif, perpétuel, irrévocable, entièrement transférable et sous-licenciable<text:line-break/>d'utilisation, de quelque manière que ce soit, de vos contributions au Logiciel<text:line-break/>et à ses produits et services dérivés, incluant, mais sans s'y limiter, les<text:line-break/>droits de reproduction, copie, adaptation, modification, exécution, diffusion,<text:line-break/>transmission ou communication au grand public de toutes les manière, qu'elles<text:line-break/>soient connues ou inconnues, et de distribuer vos contributions sans aucun avis<text:line-break/><text:soft-page-break/>préalable ni aucune compensation pour toute la durée de la protection accordée<text:line-break/>par les droits sur la propriété intellectuelle en application des lois et des<text:line-break/>conventions internationales.<text:line-break/><text:line-break/>CONNEXION À INTERNET :<text:line-break/><text:line-break/>Le Logiciel peut nécessiter une connexion à Internet pour accéder aux<text:line-break/>caractéristiques en ligne, à son authentification ou à d'autres fonctionnalités.<text:line-break/><text:line-break/>COMPTES UTILISATEURS :<text:line-break/><text:line-break/>Afin d'utiliser le Logiciel ou une fonctionnalité de celui-ci, ou pour que<text:line-break/>certaines fonctionnalités du Logiciel fonctionnent correctement, il peut être<text:line-break/>nécessaire de disposer d'un compte utilisateur sur un service en ligne. Si vous<text:line-break/>n'entretenez pas ces comptes, certaines fonctionnalités du Logiciel peuvent ne<text:line-break/>pas fonctionner ou cesser de fonctionner correctement, en intégralité ou en<text:line-break/>partie. Le Logiciel peut aussi nécessiter la création d'un compte utilisateur<text:line-break/>afin d'accéder au Logiciel et à ses fonctionnalités. Vous êtes responsable de<text:line-break/>l'usage et de la sécurité de vos Comptes utilisateurs dont vous vous servez<text:line-break/>pour accéder au Logiciel et l'utiliser.<text:line-break/><text:line-break/>COLLECTE ET UTILISATION DES INFORMATIONS :<text:line-break/><text:line-break/>Par l'installation et l'utilisation du logiciel, vous acceptez les conditions<text:line-break/>de collecte et d'utilisation des informations établies dans cette section, y<text:line-break/>compris le transfert de toutes informations personnelles et autres à toutes<text:line-break/>institutions, qu'elles quelles soient; l'affichage public de vos données, comme<text:line-break/>l'identification du contenu que vous avez créé ou l'affichage de vos scores,<text:line-break/>classements ou autres données du jeu avec les fabricants de matériel.</text:p>
      <text:p text:style-name="P1"/>
      <text:p text:style-name="P1"/>
      <text:p text:style-name="P1"/>
      <text:p text:style-name="P1"/>
      <text:p text:style-name="P1"/>
      <text:p text:style-name="P1">Le mineur</text:p>
      <text:p text:style-name="P1"/>
      <text:p text:style-name="P3"><text:span text:style-name="T1">Le personnage que vous incarné est un mineur. Il s'appelle Dananau et vit en Moldavie dans la ville de</text:span><text:span text:style-name="T2"> </text:span><text:bookmark text:name="firstHeading"/><text:span text:style-name="T2">Giurgiulești près de la rivière Prout. Il vit avec sa femme Marinela et sa fille Anastacia. Depuis trois ans il travaille dans la mine située près de la ville et il est aimé de tous ses collègues.</text:span></text:p>
      <text:p text:style-name="P4"/>
      <text:p text:style-name="P5">ShadowMiner</text:p>
      <text:p text:style-name="P5"><text:soft-page-break/></text:p>
      <text:p text:style-name="P4">Personne ne sait d'où il vient, ni ses intentions. C'est un monstre vert errant dans la mine qui attaque tout ce qui est vivant. Malheureusement pour vous, il n'y a personne d'autre pour le distraire. </text:p>
      <text:p text:style-name="P4"/>
      <text:p text:style-name="P5">Démarrage</text:p>
      <text:p text:style-name="P5"/>
      <text:p text:style-name="P3"><text:span text:style-name="T2">Pour commencer à jouer, double cliquez sur l’icône du jeu sur votre bureau (si vous avez décoché le raccourci sur le bureau lors de l'installation, double cliquez sur le fichier </text:span><text:span text:style-name="T3">ShadowMiner.exe</text:span><text:span text:style-name="T2"> dans votre dossier d'installation). Une fois le jeu lancé un menu s'affichera. Si vous possédez une connexion à Internet et que vous souhaitez pouvoir partager votre progression via le site officiel du jeu, nous vous conseillons de vous connecter en cliquant sur le bouton « My Account » puis de vous inscrire ou de vous connecter à votre profil déjà existant.</text:span></text:p>
      <text:p text:style-name="P4">Une fois de retour dans le menu, ou si vous ne vous êtes pas connecté, vous pouvez modifier vos paramètres de jeu (contrôles, résolution, son...) dans le menu « Settings ».</text:p>
      <text:p text:style-name="P4">Maintenant que vous êtes fin prêt, vous pouvez lancer l'aventure en mode solo, ou si vous êtes connecté rejoindre ou lancer une partie multijoueur. Bon jeu !</text:p>
      <text:p text:style-name="P4"/>
      <text:p text:style-name="P5">Commande</text:p>
      <text:p text:style-name="P5"/>
      <text:p text:style-name="P4">Les commandes peuvent être modifiés dans les paramètres. La configuration par défaut est :</text:p>
      <text:list xml:id="list2765893310307943182" text:style-name="L1">
        <text:list-item>
          <text:p text:style-name="P7">attaquer : Clic gauche de la souris</text:p>
        </text:list-item>
      </text:list>
      <text:list xml:id="list2555486532824299366" text:style-name="L2">
        <text:list-item>
          <text:p text:style-name="P8">avancer : Z</text:p>
        </text:list-item>
      </text:list>
      <text:list xml:id="list3628829924374924363" text:style-name="L3">
        <text:list-item>
          <text:p text:style-name="P9">reculer : S</text:p>
        </text:list-item>
      </text:list>
      <text:list xml:id="list53361174380278185" text:style-name="L4">
        <text:list-item>
          <text:p text:style-name="P10">aller à droite : D</text:p>
        </text:list-item>
      </text:list>
      <text:list xml:id="list3730584323761140868" text:style-name="L5">
        <text:list-item>
          <text:p text:style-name="P11">aller à gauche : Q</text:p>
        </text:list-item>
      </text:list>
      <text:list xml:id="list8712316353561381046" text:style-name="L6">
        <text:list-item>
          <text:p text:style-name="P12">sauter : espace</text:p>
        </text:list-item>
      </text:list>
      <text:list xml:id="list981296598304547747" text:style-name="L7">
        <text:list-item>
          <text:p text:style-name="P13">courir : maj (ou shift)</text:p>
        </text:list-item>
        <text:list-item>
          <text:p text:style-name="P13">interagir : <text:s/>E</text:p>
        </text:list-item>
      </text:list>
      <text:p text:style-name="P6"/>
      <text:p text:style-name="P6"/>
      <text:p text:style-name="P5">Menu</text:p>
      <text:p text:style-name="P5"/>
      <text:p text:style-name="P4">Dans le menu il y a 10 boutons :</text:p>
      <text:list xml:id="list821594795763343790" text:style-name="L8">
        <text:list-item>
          <text:p text:style-name="P14">« Solo » : Ouvre l'écran de sélection des niveaux (voir « jeu hors-ligne » ci-dessous)</text:p>
        </text:list-item>
        <text:list-item>
          <text:p text:style-name="P14">« Multiplayer » : Ouvre l'écran de lobby avec les différentes parties déjà en cours et un bouton pour en créer une soi-même (voir « jeu en ligne » ci-dessous)</text:p>
        </text:list-item>
        <text:list-item>
          <text:p text:style-name="P14"><text:soft-page-break/>« Custom Map » : Permet de tester les niveaux créés pas les autres joueurs si vous êtes connectés.</text:p>
        </text:list-item>
        <text:list-item>
          <text:p text:style-name="P14">« Map Editor » : Créez votre propre niveau et partagez le jeu avec les autres joueurs ! Il sera sauvegardé sur votre ordinateur (et sur le serveur si vous êtes connectés).</text:p>
        </text:list-item>
        <text:list-item>
          <text:p text:style-name="P14">« My Account » : <text:s/>Accédez à votre profil et customisez le avec un pseudo et une description. Vous pouvez également changer vos informations de bas (prénom, nom, adresse mail et mot de passe).</text:p>
        </text:list-item>
        <text:list-item>
          <text:p text:style-name="P14">« My Progress » : Affiche la progression du joueur, c'est-à-dire le nombre de niveaux terminés en solo, le nombre de parties gagnées en multijoueur et la date et l'heure de la dernière mise à jour de ces statistiques. </text:p>
        </text:list-item>
        <text:list-item>
          <text:p text:style-name="P14">« Open web site » : Ouvre le site du jeu directement dans votre navigateur par défaut (voir la partie « le site web » ci-dessous).</text:p>
        </text:list-item>
        <text:list-item>
          <text:p text:style-name="P14">« Settings » : Permet de configurer ses contrôles et de modifier le volume, la résolution, la fréquence et la qualité du jeu. On peut aussi basculer en plein écran ou non. Le dernier onglet permet de réinitialiser TOTALEMENT le jeu, vous perdrez donc tout ce qui n'est pas enregistré sur le serveur (progression des niveaux, terrains personnels, touches modifiées, etc...).</text:p>
        </text:list-item>
        <text:list-item>
          <text:p text:style-name="P14">« Credits » : Fait défiler les membres du groupe ACCEr et autres entités que nous remercions pour avoir rendu l'élaboration de ce projet possible. </text:p>
        </text:list-item>
        <text:list-item>
          <text:p text:style-name="P14">« Exit » : <text:s/>Ferme le jeu, tout simplement !</text:p>
        </text:list-item>
      </text:list>
      <text:p text:style-name="P4"/>
      <text:p text:style-name="P1">Jeu hors-ligne</text:p>
      <text:p text:style-name="P1"/>
      <text:p text:style-name="P2">Le mode solo est constitué de 20 niveaux avec une difficulté croissante. Chaque niveau (niveau 1 exclus) se débloque lorsque le précédent est terminé. Ce mode ne nécessite pas de connexion internet et la progression est sauvegardée dans les dossiers de l'utilisateur.</text:p>
      <text:p text:style-name="P2"/>
      <text:p text:style-name="P1">Jeu en ligne</text:p>
      <text:p text:style-name="P1"/>
      <text:p text:style-name="P2">Ce mode se joue à 3. Deux personnes incarnent les mineurs qui doivent échapper au ShadowMiner, contrôlé par le troisième joueur. Les mineurs doivent survivre X minutes sans se faire tuer ou le ShadowMiner gagne. </text:p>
      <text:p text:style-name="P2"/>
      <text:p text:style-name="P1">Le site web</text:p>
      <text:p text:style-name="P2"/>
      <text:p text:style-name="P2">L'adresse du site est <text:span text:style-name="T4">https://accer.ddns.net</text:span><text:span text:style-name="T6">.</text:span><text:span text:style-name="T4"> </text:span><text:span text:style-name="T6">Comme le jeu est réalisé dans un cadre scolaire, vous pouvez y trouver les différents rapports de soutenance ainsi que le cahier des charges, la répartition des tâches, les sources utilisées et le planning d'avancement. Il y a aussi le trailer du jeu, le </text:span><text:soft-page-break/><text:span text:style-name="T6">classement des meilleurs joueurs, un outil de discussion en direct pour les joueurs et une partie consacrée à l'assistance. Bien sur le jeu est aussi en téléchargement libre sur le site, et comme il n'existe qu'un seul exemplaire disque il y a de forte chance que vous l'ayez téléchargé ici.</text:span></text:p>
      <text:p text:style-name="P2"/>
      <text:p text:style-name="P1">Secrets</text:p>
      <text:p text:style-name="P1"/>
      <text:p text:style-name="P2">Le Konami Code est présent dans le jeu.</text:p>
      <text:p text:style-name="P2">Si vous trouvez le chargement un peu long, la touche Echap n’accélère pas les choses ;)</text:p>
      <text:p text:style-name="P2"/>
      <text:p text:style-name="P1">Crédits</text:p>
      <text:p text:style-name="P1"/>
      <text:p text:style-name="P2">Directors </text:p>
      <text:p text:style-name="P2">Supervisor </text:p>
      <text:p text:style-name="P2">Game Design</text:p>
      <text:p text:style-name="P2">Programming</text:p>
      <text:p text:style-name="P2">Graphic design</text:p>
      <text:p text:style-name="P2">Scenario</text:p>
      <text:p text:style-name="P2">Music</text:p>
      <text:p text:style-name="P2">European Location</text:p>
      <text:p text:style-name="P2">Game Testing</text:p>
      <text:p text:style-name="P2">Testing Support</text:p>
      <text:p text:style-name="P2">Artwork</text:p>
      <text:p text:style-name="P2">Illustrations</text:p>
      <text:p text:style-name="P2">Illustration supervisor</text:p>
      <text:p text:style-name="P2">Promotion</text:p>
      <text:p text:style-name="P2">Special Thanks</text:p>
      <text:p text:style-name="P2">Producers</text:p>
      <text:p text:style-name="P2">Executive Producer</text:p>
      <text:p text:style-name="P2"/>
      <text:p text:style-name="P1">Désinstallation</text:p>
      <text:p text:style-name="P1"/>
      <text:p text:style-name="P2">Pour désinstaller le jeu il suffit d'exécuter le fichier <text:span text:style-name="T7">unins000.exe</text:span><text:span text:style-name="T5">. Il se situe dans le dossier d'installation du jeu . Pour y accéder faîtes un clic droit sur le raccourci du jeu puis « ouvrir l'emplacement du fichier » (par défaut vous trouverez le jeu dans C:\Program Files (x8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inux Libertine" svg:font-family="'Linux Libertine', Georgia, Times, serif"/>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toine Claudel</meta:initial-creator>
    <meta:creation-date>2018-06-10T16:38:24.45</meta:creation-date>
    <dc:date>2018-06-12T14:33:02.71</dc:date>
    <dc:creator>Antoine Claudel</dc:creator>
    <meta:editing-duration>PT3H44M58S</meta:editing-duration>
    <meta:editing-cycles>16</meta:editing-cycles>
    <meta:generator>OpenOffice/4.1.5$Win32 OpenOffice.org_project/415m1$Build-9789</meta:generator>
    <meta:document-statistic meta:table-count="0" meta:image-count="0" meta:object-count="0" meta:page-count="5" meta:paragraph-count="61" meta:word-count="1384" meta:character-count="8498"/>
  </office:meta>
</office:document-meta>
</file>